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language="fr" fo:country="FR"/>
    </style:style>
    <style:style style:name="P2" style:family="paragraph" style:parent-style-name="Heading_20_2">
      <style:text-properties officeooo:rsid="0024691c" officeooo:paragraph-rsid="0024691c"/>
    </style:style>
    <style:style style:name="P3" style:family="paragraph" style:parent-style-name="Heading_20_2">
      <style:text-properties officeooo:paragraph-rsid="0030e414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officeooo:rsid="001d68ef" officeooo:paragraph-rsid="001d68ef"/>
    </style:style>
    <style:style style:name="P6" style:family="paragraph" style:parent-style-name="Text_20_body">
      <style:text-properties fo:language="fr" fo:country="FR" officeooo:rsid="001d68ef" officeooo:paragraph-rsid="001e3ee6"/>
    </style:style>
    <style:style style:name="P7" style:family="paragraph" style:parent-style-name="Text_20_body">
      <style:text-properties fo:language="fr" fo:country="FR" officeooo:rsid="001d68ef" officeooo:paragraph-rsid="002cf0c5"/>
    </style:style>
    <style:style style:name="P8" style:family="paragraph" style:parent-style-name="Text_20_body" style:list-style-name="L7">
      <style:text-properties fo:language="fr" fo:country="FR" officeooo:rsid="001d68ef" officeooo:paragraph-rsid="002cf0c5"/>
    </style:style>
    <style:style style:name="P9" style:family="paragraph" style:parent-style-name="Text_20_body">
      <style:text-properties fo:language="fr" fo:country="FR" officeooo:rsid="001e3ee6" officeooo:paragraph-rsid="001e3ee6"/>
    </style:style>
    <style:style style:name="P10" style:family="paragraph" style:parent-style-name="Text_20_body">
      <style:text-properties fo:language="fr" fo:country="FR" officeooo:rsid="001f248a" officeooo:paragraph-rsid="001f248a"/>
    </style:style>
    <style:style style:name="P11" style:family="paragraph" style:parent-style-name="Text_20_body">
      <style:text-properties fo:language="fr" fo:country="FR" officeooo:paragraph-rsid="001f248a"/>
    </style:style>
    <style:style style:name="P12" style:family="paragraph" style:parent-style-name="Text_20_body">
      <style:text-properties fo:language="fr" fo:country="FR" officeooo:rsid="002441d4" officeooo:paragraph-rsid="002441d4"/>
    </style:style>
    <style:style style:name="P13" style:family="paragraph" style:parent-style-name="Text_20_body" style:list-style-name="L4">
      <style:text-properties fo:language="fr" fo:country="FR" officeooo:rsid="002441d4" officeooo:paragraph-rsid="002441d4"/>
    </style:style>
    <style:style style:name="P14" style:family="paragraph" style:parent-style-name="Text_20_body">
      <style:text-properties fo:language="fr" fo:country="FR" fo:background-color="#fff200"/>
    </style:style>
    <style:style style:name="P15" style:family="paragraph" style:parent-style-name="Text_20_body" style:list-style-name="L3">
      <style:text-properties fo:language="fr" fo:country="FR" fo:background-color="#fff200"/>
    </style:style>
    <style:style style:name="P16" style:family="paragraph" style:parent-style-name="Text_20_body">
      <style:text-properties fo:language="fr" fo:country="FR" officeooo:rsid="001d68ef" officeooo:paragraph-rsid="001e3ee6" fo:background-color="#fff200"/>
    </style:style>
    <style:style style:name="P17" style:family="paragraph" style:parent-style-name="Text_20_body">
      <style:text-properties officeooo:rsid="001e3ee6" officeooo:paragraph-rsid="001e3ee6"/>
    </style:style>
    <style:style style:name="P18" style:family="paragraph" style:parent-style-name="Text_20_body" style:list-style-name="L3">
      <style:text-properties officeooo:paragraph-rsid="0020935c"/>
    </style:style>
    <style:style style:name="P19" style:family="paragraph" style:parent-style-name="Text_20_body" style:list-style-name="L3">
      <style:text-properties officeooo:rsid="00231367" officeooo:paragraph-rsid="00231367"/>
    </style:style>
    <style:style style:name="P20" style:family="paragraph" style:parent-style-name="Text_20_body">
      <style:text-properties officeooo:rsid="002441d4"/>
    </style:style>
    <style:style style:name="P21" style:family="paragraph" style:parent-style-name="Text_20_body">
      <style:text-properties officeooo:rsid="0024691c" officeooo:paragraph-rsid="0024691c"/>
    </style:style>
    <style:style style:name="P22" style:family="paragraph" style:parent-style-name="Text_20_body">
      <style:text-properties officeooo:rsid="0024ced2" officeooo:paragraph-rsid="0024ced2"/>
    </style:style>
    <style:style style:name="P23" style:family="paragraph" style:parent-style-name="Text_20_body">
      <style:text-properties officeooo:rsid="0027ccd9" officeooo:paragraph-rsid="00283bc4"/>
    </style:style>
    <style:style style:name="P24" style:family="paragraph" style:parent-style-name="Text_20_body">
      <style:text-properties officeooo:rsid="00283bc4" officeooo:paragraph-rsid="00283bc4"/>
    </style:style>
    <style:style style:name="P25" style:family="paragraph" style:parent-style-name="Text_20_body">
      <style:text-properties officeooo:rsid="00283bc4" officeooo:paragraph-rsid="003246cb"/>
    </style:style>
    <style:style style:name="P26" style:family="paragraph" style:parent-style-name="Text_20_body">
      <style:text-properties officeooo:paragraph-rsid="0028d789"/>
    </style:style>
    <style:style style:name="P27" style:family="paragraph" style:parent-style-name="Text_20_body">
      <style:text-properties officeooo:rsid="0028d789" officeooo:paragraph-rsid="0028d789"/>
    </style:style>
    <style:style style:name="P28" style:family="paragraph" style:parent-style-name="Text_20_body">
      <style:text-properties officeooo:rsid="002a6639" officeooo:paragraph-rsid="002a6639"/>
    </style:style>
    <style:style style:name="P29" style:family="paragraph" style:parent-style-name="Text_20_body" style:list-style-name="L5">
      <style:text-properties officeooo:rsid="002a6639" officeooo:paragraph-rsid="002a6639"/>
    </style:style>
    <style:style style:name="P30" style:family="paragraph" style:parent-style-name="Text_20_body">
      <style:text-properties officeooo:rsid="002b4ed8" officeooo:paragraph-rsid="002b4ed8"/>
    </style:style>
    <style:style style:name="P31" style:family="paragraph" style:parent-style-name="Text_20_body" style:list-style-name="L6">
      <style:text-properties officeooo:rsid="002b4ed8" officeooo:paragraph-rsid="002b4ed8"/>
    </style:style>
    <style:style style:name="P32" style:family="paragraph" style:parent-style-name="Text_20_body">
      <style:text-properties officeooo:rsid="002e97c2" officeooo:paragraph-rsid="002e97c2"/>
    </style:style>
    <style:style style:name="P33" style:family="paragraph" style:parent-style-name="Text_20_body">
      <style:text-properties officeooo:rsid="002f47ab" officeooo:paragraph-rsid="002f47ab"/>
    </style:style>
    <style:style style:name="P34" style:family="paragraph" style:parent-style-name="Text_20_body" style:list-style-name="L8">
      <style:text-properties officeooo:rsid="002f47ab" officeooo:paragraph-rsid="002f47ab"/>
    </style:style>
    <style:style style:name="P35" style:family="paragraph" style:parent-style-name="Text_20_body">
      <style:text-properties officeooo:rsid="0030e414" officeooo:paragraph-rsid="0030e414"/>
    </style:style>
    <style:style style:name="P36" style:family="paragraph" style:parent-style-name="Text_20_body" style:list-style-name="L9">
      <style:text-properties officeooo:rsid="0030e414" officeooo:paragraph-rsid="0030e414"/>
    </style:style>
    <style:style style:name="P37" style:family="paragraph" style:parent-style-name="Text_20_body">
      <style:text-properties officeooo:rsid="003246cb" officeooo:paragraph-rsid="003246cb"/>
    </style:style>
    <style:style style:name="P38" style:family="paragraph" style:parent-style-name="Text_20_body">
      <style:text-properties officeooo:rsid="0024691c" officeooo:paragraph-rsid="0024691c" fo:background-color="#fff200"/>
    </style:style>
    <style:style style:name="P39" style:family="paragraph" style:parent-style-name="Preformatted_20_Text">
      <style:text-properties officeooo:rsid="00283bc4" officeooo:paragraph-rsid="00283bc4"/>
    </style:style>
    <style:style style:name="P40" style:family="paragraph" style:parent-style-name="Preformatted_20_Text">
      <style:text-properties fo:language="fr" fo:country="FR" officeooo:rsid="0024691c" officeooo:paragraph-rsid="002b4ed8"/>
    </style:style>
    <style:style style:name="P41" style:family="paragraph" style:parent-style-name="Heading_20_1">
      <style:text-properties fo:language="fr" fo:country="FR"/>
    </style:style>
    <style:style style:name="P42" style:family="paragraph" style:parent-style-name="Quotations">
      <style:text-properties officeooo:rsid="00269e0a" officeooo:paragraph-rsid="00269e0a"/>
    </style:style>
    <style:style style:name="P43" style:family="paragraph" style:parent-style-name="Quotations">
      <style:text-properties officeooo:rsid="002707f6" officeooo:paragraph-rsid="002707f6"/>
    </style:style>
    <style:style style:name="P44" style:family="paragraph" style:parent-style-name="Heading_20_3">
      <style:text-properties officeooo:rsid="00283bc4" officeooo:paragraph-rsid="0028d789"/>
    </style:style>
    <style:style style:name="P45" style:family="paragraph" style:parent-style-name="Heading_20_3">
      <style:text-properties fo:background-color="#fff200"/>
    </style:style>
    <style:style style:name="T1" style:family="text">
      <style:text-properties officeooo:rsid="001e3e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f0e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0935c"/>
    </style:style>
    <style:style style:name="T6" style:family="text">
      <style:text-properties fo:language="fr" fo:country="FR" officeooo:rsid="0022288b"/>
    </style:style>
    <style:style style:name="T7" style:family="text">
      <style:text-properties fo:language="fr" fo:country="FR" officeooo:rsid="002441d4"/>
    </style:style>
    <style:style style:name="T8" style:family="text">
      <style:text-properties fo:font-weight="normal" officeooo:rsid="001e3ee6" style:font-weight-asian="normal" style:font-weight-complex="normal"/>
    </style:style>
    <style:style style:name="T9" style:family="text">
      <style:text-properties officeooo:rsid="001f248a"/>
    </style:style>
    <style:style style:name="T10" style:family="text">
      <style:text-properties officeooo:rsid="00241f0e"/>
    </style:style>
    <style:style style:name="T11" style:family="text">
      <style:text-properties officeooo:rsid="002441d4"/>
    </style:style>
    <style:style style:name="T12" style:family="text">
      <style:text-properties officeooo:rsid="0024691c"/>
    </style:style>
    <style:style style:name="T13" style:family="text">
      <style:text-properties officeooo:rsid="00256c0b"/>
    </style:style>
    <style:style style:name="T14" style:family="text">
      <style:text-properties officeooo:rsid="00269e0a"/>
    </style:style>
    <style:style style:name="T15" style:family="text">
      <style:text-properties officeooo:rsid="002707f6"/>
    </style:style>
    <style:style style:name="T16" style:family="text">
      <style:text-properties officeooo:rsid="00283bc4"/>
    </style:style>
    <style:style style:name="T17" style:family="text">
      <style:text-properties officeooo:rsid="002b4ed8"/>
    </style:style>
    <style:style style:name="T18" style:family="text">
      <style:text-properties officeooo:rsid="002cf0c5"/>
    </style:style>
    <style:style style:name="T19" style:family="text">
      <style:text-properties officeooo:rsid="002e97c2"/>
    </style:style>
    <style:style style:name="T20" style:family="text">
      <style:text-properties officeooo:rsid="002eb8c8"/>
    </style:style>
    <style:style style:name="T21" style:family="text">
      <style:text-properties officeooo:rsid="0030e414"/>
    </style:style>
    <style:style style:name="T22" style:family="text">
      <style:text-properties fo:background-color="#fff200" loext:char-shading-value="0"/>
    </style:style>
    <style:style style:name="T23" style:family="text">
      <style:text-properties fo:background-color="#fff2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T14">Prévoir</text:span> un utilisateur membres / screener / admin</text:p>
      <text:p text:style-name="P42"><text:span text:style-name="T15">Prévoir</text:span> <text:span text:style-name="T15">démo</text:span> du moteur de recherche</text:p>
      <text:p text:style-name="P43">Démo du cycle complet d’une photo</text:p>
      <text:h text:style-name="P41" text:outline-level="1">Présentation du nouveau site</text:h>
      <text:h text:style-name="P1" text:outline-level="2">Pour quoi ?</text:h>
      <text:p text:style-name="P4">Modernisation de la technologie (infrastructure) :</text:p>
      <text:list xml:id="list1271186584" text:style-name="L3">
        <text:list-item>
          <text:p text:style-name="P15">flexibilité à l’heure d’ajouter de nouvelles fonctions (ex : utilisateurs, <text:span text:style-name="T11">screeners</text:span>, liens avec réseaux sociaux, <text:span text:style-name="T11">bibliothèque de modules existants...</text:span>)</text:p>
        </text:list-item>
        <text:list-item>
          <text:p text:style-name="P18"><text:span text:style-name="T4">portabilité (pour l’hébergement ou pour le développement)</text:span></text:p>
        </text:list-item>
        <text:list-item>
          <text:p text:style-name="P18"><text:span text:style-name="T5">modularité : possibilité d’actualiser les éléments que deviennent obsolèt</text:span><text:span text:style-name="T6">e</text:span><text:span text:style-name="T5">s (ou payants) (ex : </text:span><text:span text:style-name="T6">serveurs de </text:span><text:span text:style-name="T5">base de données ou web)</text:span></text:p>
        </text:list-item>
        <text:list-item>
          <text:p text:style-name="P19"><text:span text:style-name="T7">scalabilité</text:span><text:span text:style-name="T4"> : puissance serveurs, </text:span><text:span text:style-name="T7">mémoire</text:span><text:span text:style-name="T4"> pour les photos…</text:span></text:p>
        </text:list-item>
      </text:list>
      <text:p text:style-name="P4">Pas de modifications graphiques significatives (mais peut-être c’est une bonne occasion ?)</text:p>
      <text:h text:style-name="P1" text:outline-level="2">Actuel :</text:h>
      <text:p text:style-name="P17"><text:span text:style-name="T4">Hébergement mutualisé</text:span></text:p>
      <text:p text:style-name="P4">Serveur web Apache maintenu par OVH</text:p>
      <text:p text:style-name="P11">Serveur database MYSQL (<text:span text:style-name="T9">serveur </text:span>OVH)</text:p>
      <text:p text:style-name="P4">Langages de programmation : PHP + JAVASCRIPT</text:p>
      <text:h text:style-name="P1" text:outline-level="2">Nouveau :</text:h>
      <text:p text:style-name="P17"><text:span text:style-name="T7">Hébergement</text:span><text:span text:style-name="T4"> CLOUD, ressources garanties</text:span></text:p>
      <text:p text:style-name="P14">Encapsulation DOCKER (<text:span text:style-name="T9">simplifie</text:span> la migration de <text:span text:style-name="T9">l’</text:span>hébergement et le travail en local)</text:p>
      <text:p text:style-name="P11"><text:span text:style-name="T9">Langage de programmation commun (JAVASCRIPT). <text:s/></text:span>NODE.JS &amp; <text:span text:style-name="T9">V</text:span>UEJS</text:p>
      <text:p text:style-name="P4">Database toujours MYSQL <text:span text:style-name="T9">(serveur géré par DOCKER)</text:span></text:p>
      <text:p text:style-name="P10">Adresses mail non inclues (peut-être pas nécessaires ?)</text:p>
      <text:h text:style-name="Heading_20_2" text:outline-level="2">Coût :</text:h>
      <text:p text:style-name="P7">Nouveau type <text:span text:style-name="T11">d’hébergement </text:span>:</text:p>
      <text:list xml:id="list847131643" text:style-name="L7">
        <text:list-item>
          <text:p text:style-name="P8">cloud : <text:span text:style-name="T18">des ressources (contrairement à un serveur web mutualisé)</text:span></text:p>
        </text:list-item>
        <text:list-item>
          <text:p text:style-name="P8">pay-as-you-go : on paie ce que l’on utilise</text:p>
        </text:list-item>
      </text:list>
      <text:p text:style-name="P5"><text:span text:style-name="T3">Estimation</text:span><text:span text:style-name="T10"> p</text:span>rix OVH (d’autres hébergeurs sont possibles, <text:span text:style-name="T18">mais les prix sont similaires</text:span>)</text:p>
      <text:p text:style-name="P16"><text:soft-page-break/>computing : <text:span text:style-name="T2">22 EUR HT/mois</text:span> (actuellement 6 EUR HT/mois)</text:p>
      <text:p text:style-name="P6">(config minimal, devrait suffire, performances difficiles à comparer avec <text:span text:style-name="T1">l’hébergement actuel car </text:span><text:span text:style-name="T8">ressources garanties </text:span><text:span text:style-name="T1">vs mutualisés)</text:span></text:p>
      <text:p text:style-name="P9">storage : <text:span text:style-name="T2">0,04 EUR HT/mois/Go</text:span></text:p>
      <text:h text:style-name="P2" text:outline-level="2">Qu’est-ce que je vais vous présenter ?</text:h>
      <text:p text:style-name="P21">Les fonctions principales sont terminés, mais le design du site ne l’est pas</text:p>
      <text:p text:style-name="P38">Quelques fonctions ne sont pas encore développées (ex : Journal ou Calendrier)</text:p>
      <text:p text:style-name="P21">Le site tourne dans un PC local. <text:span text:style-name="T23">Peu testé en hébergement définitif</text:span></text:p>
      <text:h text:style-name="Heading_20_2" text:outline-level="2">Nouveautés</text:h>
      <text:p text:style-name="P20"><text:a xlink:type="simple" xlink:href="https://spotair.org/" text:style-name="Internet_20_link" text:visited-style-name="Visited_20_Internet_20_Link">https://spotair.org</text:a></text:p>
      <text:p text:style-name="P12">3 interfaces, tous accessibles à partir de la même adresse (après login)</text:p>
      <text:list xml:id="list1179230313" text:style-name="L4">
        <text:list-item>
          <text:p text:style-name="P13">Site publique <text:span text:style-name="T12">(login pas necessaire)</text:span></text:p>
        </text:list-item>
        <text:list-item>
          <text:p text:style-name="P13">Site membres (pictadd)</text:p>
        </text:list-item>
        <text:list-item>
          <text:p text:style-name="P13">Administration (+ screeners)</text:p>
        </text:list-item>
      </text:list>
      <text:h text:style-name="Heading_20_3" text:outline-level="3">Site publique</text:h>
      <text:p text:style-name="P21">Peu de nouveautés</text:p>
      <text:p text:style-name="P21">Galeries : même concept, avec un arbre de recherche simplifié</text:p>
      <text:p text:style-name="P21">Moteur de recherche amélioré <text:span text:style-name="T13">(attention : pas de recherche par catégories!)</text:span></text:p>
      <text:p text:style-name="P27">Recherche possible par id (utile pour admin)</text:p>
      <text:p text:style-name="P22"><text:span text:style-name="T13">Pas encore</text:span> développé (pourquoi ?) : <text:span text:style-name="T19">Likes, </text:span>Journal, Calendriers, Les news, Liens partenaires, Qui sommes nous…</text:p>
      <text:p text:style-name="P32">Possibles : recherche avancée, s<text:span text:style-name="T20">tatistiques, </text:span>liens réseaux sociaux, des idées ?</text:p>
      <text:h text:style-name="P45" text:outline-level="3">Site membres</text:h>
      <text:p text:style-name="P24">Login nécessaire. L’utilisateur est donc connu</text:p>
      <text:p text:style-name="P23">Pictadd : formulaire <text:span text:style-name="T16">step-by-step </text:span>qui simplifie et encourage le photographe à remplir toutes les données</text:p>
      <text:p text:style-name="P24">Nouvelles functions : mes photos en attente, publiés et non-publiés (display-only, pour l’instant)</text:p>
      <text:p text:style-name="P33">Possibles : communication personnalisé, statistiques photographe...</text:p>
      <text:h text:style-name="P44" text:outline-level="3">Site admin</text:h>
      <text:p text:style-name="P27">Noveau rôle : screener. Peut voir des photos en attente de validation et en rejeter</text:p>
      <text:p text:style-name="P28">Validation : </text:p>
      <text:list xml:id="list4156226294" text:style-name="L5">
        <text:list-item>
          <text:p text:style-name="P29"><text:soft-page-break/>Seulement 3 infos a valider : immat + galerie + compagnie (+ Commentaire, si nécessaire)</text:p>
        </text:list-item>
        <text:list-item>
          <text:p text:style-name="P29">Permet d’ajouter des nouvelles données a la database « on the fly » (sans quitter la validation)</text:p>
        </text:list-item>
      </text:list>
      <text:p text:style-name="P28">Modification <text:span text:style-name="T17">des photos </text:span>: il suffit de rechercher des photos, et l’interface permet d<text:span text:style-name="T17">e les </text:span>modifier</text:p>
      <text:p text:style-name="P30">Gestion de la database rationalisée :</text:p>
      <text:list xml:id="list673557269" text:style-name="L6">
        <text:list-item>
          <text:p text:style-name="P31">Trois grands groupes : appareils / galeries / photographes</text:p>
        </text:list-item>
        <text:list-item>
          <text:p text:style-name="P31">L’entrée c’est l’élément à traiter (ex : appareil) et non pas la fonction (ajouter, modifier, fusionner)</text:p>
        </text:list-item>
      </text:list>
      <text:p text:style-name="P30">Photographes :</text:p>
      <text:list xml:id="list4214990030" text:style-name="L8">
        <text:list-item>
          <text:p text:style-name="P34">Ajout « utilisateur », avec rôle (membre, screener, admin)</text:p>
        </text:list-item>
        <text:list-item>
          <text:p text:style-name="P34">Possible : login avec google, facebook...</text:p>
        </text:list-item>
      </text:list>
      <text:h text:style-name="P3" text:outline-level="2"><text:span text:style-name="T21">Autres</text:span></text:h>
      <text:p text:style-name="Text_20_body"><text:span text:style-name="T21">Un transfert de la database est nécessaire :</text:span></text:p>
      <text:list xml:id="list3713879597" text:style-name="L9">
        <text:list-item>
          <text:p text:style-name="P36">Irréversible</text:p>
        </text:list-item>
        <text:list-item>
          <text:p text:style-name="P36">Bon moment pour corriger des erreurs / ajouter de données</text:p>
        </text:list-item>
      </text:list>
      <text:p text:style-name="P37">Réflexion sur les dimensions des photos (maxi/mini/taille?)</text:p>
      <text:p text:style-name="P37">Communication pendant le développement et entrée en service : slack.com</text:p>
      <text:p text:style-name="P25"/>
      <text:p text:style-name="P3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9T07:12:45.656394868</dc:date>
    <meta:editing-duration>P1DT13H58M54S</meta:editing-duration>
    <meta:editing-cycles>23</meta:editing-cycles>
    <meta:document-statistic meta:table-count="0" meta:image-count="0" meta:object-count="0" meta:page-count="3" meta:paragraph-count="70" meta:word-count="568" meta:character-count="3721" meta:non-whitespace-character-count="3238"/>
  </office:meta>
</office:document-meta>
</file>